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oto Sans" fo:font-weight="bold" officeooo:rsid="000fb646" officeooo:paragraph-rsid="000fb646" style:font-weight-asian="bold" style:font-weight-complex="bold"/>
    </style:style>
    <style:style style:name="P2" style:family="paragraph" style:parent-style-name="Standard">
      <style:text-properties style:font-name="Noto Sans" fo:font-weight="bold" officeooo:rsid="0010500d" officeooo:paragraph-rsid="0010500d" style:font-weight-asian="bold" style:font-weight-complex="bold"/>
    </style:style>
    <style:style style:name="P3" style:family="paragraph" style:parent-style-name="Standard">
      <style:text-properties style:font-name="Noto Sans" fo:font-weight="normal" officeooo:rsid="0017df12" officeooo:paragraph-rsid="000fb646" style:font-weight-asian="normal" style:font-weight-complex="normal"/>
    </style:style>
    <style:style style:name="P4" style:family="paragraph" style:parent-style-name="Standard">
      <style:text-properties style:font-name="Noto Sans" fo:font-weight="normal" officeooo:rsid="000fb646" officeooo:paragraph-rsid="000fb646" style:font-weight-asian="normal" style:font-weight-complex="normal"/>
    </style:style>
    <style:style style:name="P5" style:family="paragraph" style:parent-style-name="Standard">
      <style:text-properties style:font-name="Noto Sans" fo:font-weight="normal" officeooo:rsid="000fb646" officeooo:paragraph-rsid="0010500d" style:font-weight-asian="normal" style:font-weight-complex="normal"/>
    </style:style>
    <style:style style:name="P6" style:family="paragraph" style:parent-style-name="Standard">
      <style:text-properties style:font-name="Noto Sans" fo:font-weight="normal" officeooo:rsid="0010500d" officeooo:paragraph-rsid="0010500d" style:font-weight-asian="normal" style:font-weight-complex="normal"/>
    </style:style>
    <style:style style:name="P7" style:family="paragraph" style:parent-style-name="Standard">
      <style:text-properties style:font-name="Noto Sans" fo:font-weight="normal" officeooo:rsid="0010500d" officeooo:paragraph-rsid="0010500d" style:font-weight-asian="normal" style:font-weight-complex="normal"/>
    </style:style>
    <style:style style:name="P8" style:family="paragraph" style:parent-style-name="Standard">
      <style:text-properties style:font-name="Noto Sans" fo:font-weight="normal" officeooo:rsid="0017df12" officeooo:paragraph-rsid="000fb646" style:font-weight-asian="normal" style:font-weight-complex="normal"/>
    </style:style>
    <style:style style:name="P9" style:family="paragraph" style:parent-style-name="Standard" style:list-style-name="L1">
      <style:text-properties style:font-name="Noto Sans" fo:font-style="normal" fo:font-weight="bold" officeooo:rsid="0021127a" officeooo:paragraph-rsid="00111545" style:font-style-asian="normal" style:font-weight-asian="bold" style:font-style-complex="normal" style:font-weight-complex="bold"/>
    </style:style>
    <style:style style:name="P10" style:family="paragraph" style:parent-style-name="Standard">
      <style:text-properties style:font-name="Noto Sans" fo:font-style="normal" fo:font-weight="bold" officeooo:rsid="0021127a" officeooo:paragraph-rsid="00111545" style:font-style-asian="normal" style:font-weight-asian="bold" style:font-style-complex="normal" style:font-weight-complex="bold"/>
    </style:style>
    <style:style style:name="P11" style:family="paragraph" style:parent-style-name="Standard">
      <style:text-properties style:font-name="Noto Sans" fo:font-style="normal" fo:font-weight="bold" officeooo:rsid="001f2d3e" officeooo:paragraph-rsid="00111545" style:font-style-asian="normal" style:font-weight-asian="bold" style:font-style-complex="normal" style:font-weight-complex="bold"/>
    </style:style>
    <style:style style:name="P12" style:family="paragraph" style:parent-style-name="Standard">
      <style:text-properties style:font-name="Noto Sans" fo:font-style="normal" fo:font-weight="bold" officeooo:rsid="00127445" officeooo:paragraph-rsid="00127445"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1127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ukturierung und Darstellung von Autos im Environment</text:p>
      <text:p text:style-name="P1"/>
      <text:p text:style-name="P4">Autos können recht einfach initialisiert werden:</text:p>
      <text:p text:style-name="P4"/>
      <text:p text:style-name="P4">Man definiert einen Startknoten, von dem das Auto startet und einen Endknoten, zu dem das Auto muss.</text:p>
      <text:p text:style-name="P4"/>
      <text:p text:style-name="P4">Die Methode Djikstra berechnet dann die Kanten, die das Auto abfahren muss. Diese werden damm im der richtigen Reihenfolge in einer Liste gespeichert.</text:p>
      <text:p text:style-name="P4"/>
      <text:p text:style-name="P4">Wie der Djikstra Algorithmus funktioniert ist seperat dokumentiert.</text:p>
      <text:p text:style-name="P4"/>
      <text:p text:style-name="P5">Das Auto speichert außerdem die aktuelle Kante, bzw. Straße, auf der sich das Auto gerade befindet.</text:p>
      <text:p text:style-name="P5"/>
      <text:p text:style-name="P6">Hat ein Auto eine Kante abgefahren, wird diese gelöscht und es fährt die nächste ab. Ist es am Ziel wird das Auto gelöscht.</text:p>
      <text:p text:style-name="P3"/>
      <text:p text:style-name="P11">User Input für Autos</text:p>
      <text:p text:style-name="P11"><text:span text:style-name="T1"/></text:p>
      <text:p text:style-name="P11"><text:span text:style-name="T1">Wenn Autos vom User vorgegeben simuliert werden sollen, </text:span><text:span text:style-name="T2">wird eine Datei, die die Inforamationen beinhaltet, eingelesen.</text:span></text:p>
      <text:p text:style-name="P11"><text:span text:style-name="T2"/></text:p>
      <text:p text:style-name="P10"><text:span text:style-name="T1">Jede Zeile in der Datei beschreibt dabei ein Auto.<text:line-break/>Außerdem gibt es drei Spalten, die jeweils durch ein Leerzeichen getrennt werden, und folgendes beschreiben:</text:span></text:p>
      <text:p text:style-name="P10"><text:span text:style-name="T1"/></text:p>
      <text:list xml:id="list1885321919" text:style-name="L1">
        <text:list-item>
          <text:p text:style-name="P9"><text:span text:style-name="T1">S 1: Zeitzyklennummer, wann das Auto generiert werden soll</text:span></text:p>
        </text:list-item>
        <text:list-item>
          <text:p text:style-name="P9"><text:span text:style-name="T1">S 2: Startknoten des Autos</text:span></text:p>
        </text:list-item>
        <text:list-item>
          <text:p text:style-name="P9"><text:span text:style-name="T1">S 3: Endknoten des Autos (falls es Zwischenknoten gibt, werden die Knoten mit einem Komma voneinander getrennt)</text:span></text:p>
        </text:list-item>
      </text:list>
      <text:p text:style-name="P10"><text:span text:style-name="T1"/></text:p>
      <text:p text:style-name="P12"><text:span text:style-name="T1">Bei der Eingabe von mehreren Endknoten, nimmt das Auto einfach die schnellste Strecke von dem Startknoten zum ersten Zwischenknoten, von dortaus weiter zum zweiten, und so weiter.</text:span></text:p>
      <text:p text:style-name="P12"><text:span text:style-name="T1">Dies ermöglicht es, für Autos ganz spezifische Wege festzulegen, die nicht immer das Ziel haben, möglichst schnell zum Ziel zu kommen. Beispielsweise kann hiermit ein Fahrer simuliert werden, der einfach gerne durch die Umgebung fährt.</text:span></text:p>
      <text:p text:style-name="P3"/>
      <text:p text:style-name="P2">Implementierung</text:p>
      <text:p text:style-name="P4"/>
      <text:p text:style-name="P6"><text:soft-page-break/>Die Implementierung der Klasse Car ist offensichtlich und einfach aufgebaut.</text:p>
      <text:p text:style-name="P6"/>
      <text:p text:style-name="P6">Das Carmanagement wird im Protokoll Zeitzyklensystem und Aktionsmanagement beschriebe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nux Libertine1" fo:font-family="'Linux Libertine'" style:font-family-generic="swiss" style:font-pitch="variable" fo:font-size="14pt" style:font-name-asian="Linux Libertine2" style:font-family-asian="'Linux Libertin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05:22:35.171811332</meta:creation-date>
    <meta:generator>LibreOffice/6.1.6.3$Linux_X86_64 LibreOffice_project/10$Build-3</meta:generator>
    <dc:date>2019-08-02T17:49:38.680016864</dc:date>
    <meta:editing-duration>PT7M25S</meta:editing-duration>
    <meta:editing-cycles>3</meta:editing-cycles>
    <meta:document-statistic meta:table-count="0" meta:image-count="0" meta:object-count="0" meta:page-count="2" meta:paragraph-count="18" meta:word-count="260" meta:character-count="1730" meta:non-whitespace-character-count="1491"/>
  </office:meta>
</office:document-meta>
</file>